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automatic-styles>
    <style:style style:name="Table8" style:family="table">
      <style:table-properties style:width="15.919cm" fo:margin-top="0cm" fo:margin-bottom="0cm" table:align="left" style:writing-mode="lr-tb"/>
    </style:style>
    <style:style style:name="Table8.A" style:family="table-column">
      <style:table-column-properties style:column-width="1.901cm"/>
    </style:style>
    <style:style style:name="Table8.B" style:family="table-column">
      <style:table-column-properties style:column-width="1.803cm"/>
    </style:style>
    <style:style style:name="Table8.D" style:family="table-column">
      <style:table-column-properties style:column-width="1.787cm"/>
    </style:style>
    <style:style style:name="Table8.E" style:family="table-column">
      <style:table-column-properties style:column-width="1.912cm"/>
    </style:style>
    <style:style style:name="Table8.F" style:family="table-column">
      <style:table-column-properties style:column-width="1.792cm"/>
    </style:style>
    <style:style style:name="Table8.G" style:family="table-column">
      <style:table-column-properties style:column-width="2cm"/>
    </style:style>
    <style:style style:name="Table8.H" style:family="table-column">
      <style:table-column-properties style:column-width="2.822cm"/>
    </style:style>
    <style:style style:name="Table8.A1" style:family="table-cell">
      <style:table-cell-properties style:vertical-align="" fo:padding="0cm" fo:border-left="0.75pt solid #000001" fo:border-right="none" fo:border-top="0.5pt solid #000001" fo:border-bottom="0.75pt solid #000001"/>
    </style:style>
    <style:style style:name="Table8.H1" style:family="table-cell">
      <style:table-cell-properties style:vertical-align="" fo:padding="0cm" fo:border-left="0.75pt solid #000001" fo:border-right="0.75pt solid #000001" fo:border-top="0.5pt solid #000001" fo:border-bottom="0.75pt solid #000001"/>
    </style:style>
    <style:style style:name="Table8.2" style:family="table-row">
      <style:table-row-properties fo:keep-together="auto"/>
    </style:style>
    <style:style style:name="Table8.A2" style:family="table-cell">
      <style:table-cell-properties style:vertical-align="" fo:padding="0cm" fo:border-left="0.75pt solid #000001" fo:border-right="none" fo:border-top="none" fo:border-bottom="0.75pt solid #000001"/>
    </style:style>
    <style:style style:name="Table8.H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Table9" style:family="table">
      <style:table-properties style:width="15.921cm" fo:margin-left="0cm" fo:margin-top="0cm" fo:margin-bottom="0cm" table:align="left" style:writing-mode="lr-tb"/>
    </style:style>
    <style:style style:name="Table9.A" style:family="table-column">
      <style:table-column-properties style:column-width="15.921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="0cm" fo:border="0.75pt solid #000001"/>
    </style:style>
    <style:style style:name="Table9.A2" style:family="table-cell">
      <style:table-cell-properties style:vertical-align="" fo:padding="0cm" fo:border-left="0.75pt solid #000001" fo:border-right="0.75pt solid #000001" fo:border-top="none" fo:border-bottom="0.75pt solid #000001"/>
    </style:style>
    <style:style style:name="P1" style:family="paragraph" style:parent-style-name="Standard">
      <style:text-properties fo:color="#000000" officeooo:paragraph-rsid="000b5636"/>
    </style:style>
    <style:style style:name="P2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2" style:font-size-asian="11pt" style:language-asian="zh" style:country-asian="CN" style:font-size-complex="12pt" style:language-complex="ar" style:country-complex="SA"/>
    </style:style>
    <style:style style:name="P3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Times New Roman2" style:font-size-asian="11pt" style:language-asian="zh" style:country-asian="CN" style:font-size-complex="12pt" style:language-complex="ar" style:country-complex="SA"/>
    </style:style>
    <style:style style:name="P4" style:family="paragraph" style:parent-style-name="Table_20_Contents">
      <style:paragraph-properties fo:margin-left="0cm" fo:margin-right="0cm" fo:text-align="center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5" style:family="paragraph" style:parent-style-name="Table_20_Contents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Times New Roman" fo:font-size="11pt" fo:language="en" fo:country="GB" officeooo:paragraph-rsid="000b5636" style:letter-kerning="true" style:font-name-asian="Liberation Serif2" style:font-size-asian="11pt" style:language-asian="zh" style:country-asian="CN" style:font-size-complex="12pt" style:language-complex="ar" style:country-complex="SA"/>
    </style:style>
    <style:style style:name="P6" style:family="paragraph" style:parent-style-name="No_20_Spacing">
      <style:text-properties fo:color="#000000" officeooo:paragraph-rsid="000b5636" style:font-size-complex="12pt"/>
    </style:style>
    <style:style style:name="P7" style:family="paragraph" style:parent-style-name="No_20_Spacing">
      <style:text-properties fo:color="#000000" officeooo:rsid="000cec25" officeooo:paragraph-rsid="000cec25" style:font-size-complex="12pt"/>
    </style:style>
    <style:style style:name="P8" style:family="paragraph" style:parent-style-name="No_20_Spacing">
      <style:text-properties fo:color="#000000" officeooo:rsid="001f96e6" officeooo:paragraph-rsid="000b5636" style:font-name-asian="Times New Roman2" style:font-size-complex="12pt"/>
    </style:style>
    <style:style style:name="P9" style:family="paragraph" style:parent-style-name="No_20_Spacing">
      <style:text-properties fo:color="#000000" officeooo:paragraph-rsid="000b5636" style:font-name-asian="Times New Roman2" style:font-size-complex="12pt"/>
    </style:style>
    <style:style style:name="P10" style:family="paragraph" style:parent-style-name="No_20_Spacing">
      <style:text-properties fo:color="#000000" officeooo:rsid="000cec25" officeooo:paragraph-rsid="000cec25" style:font-name-asian="Times New Roman2" style:font-size-complex="12pt"/>
    </style:style>
    <style:style style:name="P11" style:family="paragraph" style:parent-style-name="No_20_Spacing">
      <style:text-properties fo:color="#000000" officeooo:rsid="0015f21d" officeooo:paragraph-rsid="0015f21d" style:font-name-asian="Times New Roman2" style:font-size-complex="12pt"/>
    </style:style>
    <style:style style:name="P12" style:family="paragraph" style:parent-style-name="No_20_Spacing">
      <style:text-properties fo:color="#000000" officeooo:rsid="00291c60" officeooo:paragraph-rsid="00291c60" style:font-name-asian="Times New Roman2" style:font-size-complex="12pt"/>
    </style:style>
    <style:style style:name="P13" style:family="paragraph" style:parent-style-name="No_20_Spacing">
      <style:text-properties fo:color="#000000" fo:font-weight="bold" officeooo:paragraph-rsid="000b5636" style:font-weight-asian="bold" style:font-size-complex="12pt"/>
    </style:style>
    <style:style style:name="P14" style:family="paragraph" style:parent-style-name="No_20_Spacing">
      <style:text-properties fo:color="#000000" fo:font-weight="bold" officeooo:rsid="000cec25" officeooo:paragraph-rsid="000cec25" style:font-name-asian="Times New Roman2" style:font-weight-asian="bold" style:font-size-complex="12pt" style:font-weight-complex="bold"/>
    </style:style>
    <style:style style:name="P15" style:family="paragraph" style:parent-style-name="No_20_Spacing">
      <style:text-properties fo:color="#000000" style:font-name="LM Mono 8" officeooo:paragraph-rsid="000b5636"/>
    </style:style>
    <style:style style:name="P16" style:family="paragraph" style:parent-style-name="No_20_Spacing">
      <style:text-properties fo:color="#000000" style:font-name="Courier 10 Pitch" officeooo:paragraph-rsid="000b5636" style:font-size-complex="12pt"/>
    </style:style>
    <style:style style:name="P17" style:family="paragraph" style:parent-style-name="No_20_Spacing">
      <style:text-properties fo:color="#000000" style:font-name="Courier New1" fo:font-size="9pt" officeooo:paragraph-rsid="000b5636" style:font-size-asian="9pt" style:font-size-complex="12pt"/>
    </style:style>
    <style:style style:name="P18" style:family="paragraph" style:parent-style-name="No_20_Spacing">
      <style:text-properties fo:color="#000000" style:font-name="Courier New1" fo:font-size="9pt" officeooo:rsid="000fc44f" officeooo:paragraph-rsid="000fc44f" style:font-size-asian="9pt" style:font-size-complex="12pt"/>
    </style:style>
    <style:style style:name="P19" style:family="paragraph" style:parent-style-name="No_20_Spacing">
      <style:text-properties fo:color="#000000" style:font-name="Courier New1" fo:font-size="9pt" officeooo:paragraph-rsid="000b5636" style:font-name-asian="Times New Roman2" style:font-size-asian="9pt" style:font-size-complex="12pt"/>
    </style:style>
    <style:style style:name="P20" style:family="paragraph" style:parent-style-name="No_20_Spacing">
      <style:text-properties fo:color="#000000" style:font-name="Courier New1" officeooo:paragraph-rsid="000b5636" style:font-size-complex="12pt"/>
    </style:style>
    <style:style style:name="P21" style:family="paragraph" style:parent-style-name="No_20_Spacing">
      <style:text-properties fo:color="#000000" fo:font-style="normal" officeooo:rsid="001f96e6" officeooo:paragraph-rsid="000b5636" style:font-style-asian="normal" style:font-size-complex="12pt" style:font-style-complex="normal"/>
    </style:style>
    <style:style style:name="P22" style:family="paragraph" style:parent-style-name="No_20_Spacing">
      <style:text-properties fo:color="#000000" officeooo:paragraph-rsid="000b5636"/>
    </style:style>
    <style:style style:name="P23" style:family="paragraph" style:parent-style-name="No_20_Spacing">
      <style:text-properties fo:color="#000000" fo:font-style="italic" officeooo:rsid="000cec25" officeooo:paragraph-rsid="000cec25" style:font-style-asian="italic" style:font-size-complex="12pt" style:font-style-complex="italic"/>
    </style:style>
    <style:style style:name="P24" style:family="paragraph" style:parent-style-name="No_20_Spacing">
      <style:text-properties fo:color="#000000" style:font-name="Courier New" fo:font-size="9pt" officeooo:rsid="0012503b" officeooo:paragraph-rsid="0012503b" style:font-name-asian="Times New Roman2" style:font-size-asian="9pt" style:font-size-complex="9pt"/>
    </style:style>
    <style:style style:name="P25" style:family="paragraph" style:parent-style-name="No_20_Spacing">
      <style:text-properties fo:color="#000000" style:font-name="Courier New" fo:font-size="9pt" officeooo:rsid="0015f21d" officeooo:paragraph-rsid="0015f21d" style:font-name-asian="Times New Roman2" style:font-size-asian="9pt" style:font-size-complex="9pt"/>
    </style:style>
    <style:style style:name="P26" style:family="paragraph" style:parent-style-name="No_20_Spacing">
      <style:text-properties fo:color="#000000" style:font-name="Courier New" fo:font-size="9pt" officeooo:rsid="00187dfd" officeooo:paragraph-rsid="00187dfd" style:font-name-asian="Times New Roman2" style:font-size-asian="9pt" style:font-size-complex="9pt"/>
    </style:style>
    <style:style style:name="P27" style:family="paragraph" style:parent-style-name="No_20_Spacing">
      <style:text-properties officeooo:paragraph-rsid="000b5636"/>
    </style:style>
    <style:style style:name="P28" style:family="paragraph" style:parent-style-name="No_20_Spacing">
      <style:text-properties officeooo:rsid="000fc44f" officeooo:paragraph-rsid="000fc44f"/>
    </style:style>
    <style:style style:name="P29" style:family="paragraph" style:parent-style-name="No_20_Spacing">
      <style:text-properties style:font-name="Andale Mono" officeooo:rsid="000fc44f" officeooo:paragraph-rsid="000fc44f"/>
    </style:style>
    <style:style style:name="P30" style:family="paragraph" style:parent-style-name="No_20_Spacing">
      <style:text-properties style:font-name="Andale Mono" fo:font-size="10pt" officeooo:rsid="0026152c" officeooo:paragraph-rsid="0026152c" style:font-size-asian="10pt" style:font-size-complex="10pt"/>
    </style:style>
    <style:style style:name="P31" style:family="paragraph" style:parent-style-name="No_20_Spacing">
      <style:text-properties style:font-name="Andale Mono" fo:font-size="10pt" officeooo:rsid="0026152c" officeooo:paragraph-rsid="002b76a5" style:font-size-asian="10pt" style:font-size-complex="10pt"/>
    </style:style>
    <style:style style:name="P32" style:family="paragraph" style:parent-style-name="No_20_Spacing">
      <style:text-properties style:font-name="Andale Mono" fo:font-size="10pt" officeooo:rsid="001a3427" officeooo:paragraph-rsid="001a3427" style:font-size-asian="10pt" style:font-size-complex="10pt"/>
    </style:style>
    <style:style style:name="P33" style:family="paragraph" style:parent-style-name="No_20_Spacing">
      <style:text-properties officeooo:rsid="001a3427" officeooo:paragraph-rsid="001a3427"/>
    </style:style>
    <style:style style:name="P34" style:family="paragraph" style:parent-style-name="No_20_Spacing">
      <style:text-properties fo:font-weight="bold" officeooo:rsid="001a3427" officeooo:paragraph-rsid="001a3427" style:font-weight-asian="bold" style:font-weight-complex="bold"/>
    </style:style>
    <style:style style:name="P35" style:family="paragraph" style:parent-style-name="No_20_Spacing">
      <style:text-properties fo:font-weight="bold" officeooo:rsid="0024ef67" officeooo:paragraph-rsid="0024ef67" style:font-weight-asian="bold" style:font-weight-complex="bold"/>
    </style:style>
    <style:style style:name="P36" style:family="paragraph" style:parent-style-name="No_20_Spacing">
      <style:text-properties fo:font-weight="bold" officeooo:rsid="0026152c" officeooo:paragraph-rsid="0026152c" style:font-weight-asian="bold" style:font-weight-complex="bold"/>
    </style:style>
    <style:style style:name="P37" style:family="paragraph" style:parent-style-name="No_20_Spacing">
      <style:text-properties officeooo:rsid="001b67a5" officeooo:paragraph-rsid="001b67a5"/>
    </style:style>
    <style:style style:name="P38" style:family="paragraph" style:parent-style-name="No_20_Spacing">
      <style:text-properties officeooo:rsid="001b67a5" officeooo:paragraph-rsid="002b76a5"/>
    </style:style>
    <style:style style:name="P39" style:family="paragraph" style:parent-style-name="No_20_Spacing">
      <style:text-properties officeooo:rsid="001d4d79" officeooo:paragraph-rsid="001d4d79"/>
    </style:style>
    <style:style style:name="P40" style:family="paragraph" style:parent-style-name="No_20_Spacing">
      <style:text-properties officeooo:rsid="001d4d79" officeooo:paragraph-rsid="0020e17d"/>
    </style:style>
    <style:style style:name="P41" style:family="paragraph" style:parent-style-name="No_20_Spacing">
      <style:text-properties officeooo:rsid="001d4d79" officeooo:paragraph-rsid="002b76a5"/>
    </style:style>
    <style:style style:name="P42" style:family="paragraph" style:parent-style-name="No_20_Spacing">
      <style:text-properties officeooo:rsid="00205b27" officeooo:paragraph-rsid="00205b27"/>
    </style:style>
    <style:style style:name="P43" style:family="paragraph" style:parent-style-name="No_20_Spacing">
      <style:text-properties officeooo:rsid="00205b27" officeooo:paragraph-rsid="0020e17d"/>
    </style:style>
    <style:style style:name="P44" style:family="paragraph" style:parent-style-name="No_20_Spacing">
      <style:text-properties officeooo:rsid="00205b27" officeooo:paragraph-rsid="002c8235"/>
    </style:style>
    <style:style style:name="P45" style:family="paragraph" style:parent-style-name="No_20_Spacing">
      <style:text-properties fo:font-style="normal" officeooo:rsid="0020e17d" officeooo:paragraph-rsid="0020e17d" style:font-style-asian="normal" style:font-style-complex="normal"/>
    </style:style>
    <style:style style:name="P46" style:family="paragraph" style:parent-style-name="No_20_Spacing">
      <style:text-properties fo:font-style="normal" officeooo:rsid="001d4d79" officeooo:paragraph-rsid="00231beb" style:font-style-asian="normal" style:font-style-complex="normal"/>
    </style:style>
    <style:style style:name="P47" style:family="paragraph" style:parent-style-name="No_20_Spacing">
      <style:text-properties fo:font-style="normal" officeooo:rsid="001d4d79" officeooo:paragraph-rsid="002b76a5" style:font-style-asian="normal" style:font-style-complex="normal"/>
    </style:style>
    <style:style style:name="P48" style:family="paragraph" style:parent-style-name="No_20_Spacing">
      <style:text-properties fo:font-style="normal" officeooo:rsid="00231beb" officeooo:paragraph-rsid="00231beb" style:font-style-asian="normal" style:font-style-complex="normal"/>
    </style:style>
    <style:style style:name="P49" style:family="paragraph" style:parent-style-name="No_20_Spacing">
      <style:text-properties fo:font-style="normal" officeooo:rsid="00231beb" officeooo:paragraph-rsid="002b76a5" style:font-style-asian="normal" style:font-style-complex="normal"/>
    </style:style>
    <style:style style:name="P50" style:family="paragraph" style:parent-style-name="No_20_Spacing">
      <style:text-properties fo:font-style="normal" officeooo:rsid="0023e044" officeooo:paragraph-rsid="0023e044" style:font-style-asian="normal" style:font-style-complex="normal"/>
    </style:style>
    <style:style style:name="P51" style:family="paragraph" style:parent-style-name="No_20_Spacing">
      <style:text-properties fo:font-style="normal" officeooo:rsid="002484aa" officeooo:paragraph-rsid="002484aa" style:font-style-asian="normal" style:font-style-complex="normal"/>
    </style:style>
    <style:style style:name="P52" style:family="paragraph" style:parent-style-name="No_20_Spacing">
      <style:text-properties fo:font-style="normal" officeooo:rsid="00205b27" officeooo:paragraph-rsid="002b76a5" style:font-style-asian="normal" style:font-style-complex="normal"/>
    </style:style>
    <style:style style:name="P53" style:family="paragraph" style:parent-style-name="No_20_Spacing">
      <style:text-properties fo:font-style="normal" officeooo:rsid="002b76a5" officeooo:paragraph-rsid="002b76a5" style:font-style-asian="normal" style:font-style-complex="normal"/>
    </style:style>
    <style:style style:name="P54" style:family="paragraph" style:parent-style-name="No_20_Spacing">
      <style:text-properties fo:font-style="normal" fo:font-weight="bold" officeooo:rsid="002484aa" officeooo:paragraph-rsid="002484aa" style:font-style-asian="normal" style:font-weight-asian="bold" style:font-style-complex="normal" style:font-weight-complex="bold"/>
    </style:style>
    <style:style style:name="P55" style:family="paragraph" style:parent-style-name="No_20_Spacing">
      <style:text-properties fo:font-style="normal" fo:font-weight="bold" officeooo:rsid="002b76a5" officeooo:paragraph-rsid="002b76a5" style:font-style-asian="normal" style:font-weight-asian="bold" style:font-style-complex="normal" style:font-weight-complex="bold"/>
    </style:style>
    <style:style style:name="P56" style:family="paragraph" style:parent-style-name="No_20_Spacing">
      <style:text-properties officeooo:rsid="0024ef67" officeooo:paragraph-rsid="0024ef67"/>
    </style:style>
    <style:style style:name="P57" style:family="paragraph" style:parent-style-name="No_20_Spacing">
      <style:text-properties fo:font-weight="normal" officeooo:rsid="0026152c" officeooo:paragraph-rsid="0026152c" style:font-weight-asian="normal" style:font-weight-complex="normal"/>
    </style:style>
    <style:style style:name="P58" style:family="paragraph" style:parent-style-name="No_20_Spacing">
      <style:text-properties officeooo:rsid="00291c60" officeooo:paragraph-rsid="00291c60"/>
    </style:style>
    <style:style style:name="P59" style:family="paragraph" style:parent-style-name="No_20_Spacing">
      <style:text-properties style:font-name="Courier 10 Pitch1" officeooo:rsid="00205b27" officeooo:paragraph-rsid="002b76a5"/>
    </style:style>
    <style:style style:name="P60" style:family="paragraph" style:parent-style-name="No_20_Spacing">
      <style:text-properties style:font-name="Courier 10 Pitch1" officeooo:rsid="001d4d79" officeooo:paragraph-rsid="002b76a5"/>
    </style:style>
    <style:style style:name="P61" style:family="paragraph" style:parent-style-name="No_20_Spacing">
      <style:text-properties officeooo:rsid="002b76a5" officeooo:paragraph-rsid="002b76a5"/>
    </style:style>
    <style:style style:name="P62" style:family="paragraph" style:parent-style-name="No_20_Spacing">
      <style:text-properties officeooo:rsid="0020e17d" officeooo:paragraph-rsid="002b76a5"/>
    </style:style>
    <style:style style:name="P63" style:family="paragraph" style:parent-style-name="No_20_Spacing">
      <style:text-properties officeooo:rsid="0020e17d" officeooo:paragraph-rsid="0020e17d"/>
    </style:style>
    <style:style style:name="P64" style:family="paragraph" style:parent-style-name="No_20_Spacing">
      <style:text-properties officeooo:rsid="002c8235" officeooo:paragraph-rsid="002c8235"/>
    </style:style>
    <style:style style:name="P65" style:family="paragraph" style:parent-style-name="No_20_Spacing">
      <style:paragraph-properties fo:break-before="page"/>
      <style:text-properties fo:color="#000000" officeooo:paragraph-rsid="000b5636" style:font-size-complex="12pt"/>
    </style:style>
    <style:style style:name="P66" style:family="paragraph" style:parent-style-name="No_20_Spacing">
      <style:paragraph-properties fo:break-before="page"/>
      <style:text-properties fo:color="#000000" officeooo:rsid="000cec25" officeooo:paragraph-rsid="000cec25" style:font-size-complex="12pt"/>
    </style:style>
    <style:style style:name="P67" style:family="paragraph" style:parent-style-name="No_20_Spacing">
      <style:paragraph-properties fo:break-before="page"/>
      <style:text-properties fo:color="#000000" fo:font-weight="bold" officeooo:paragraph-rsid="000b5636" style:font-weight-asian="bold" style:font-size-complex="12pt"/>
    </style:style>
    <style:style style:name="P68" style:family="paragraph" style:parent-style-name="No_20_Spacing">
      <style:paragraph-properties fo:break-before="page"/>
      <style:text-properties fo:color="#000000" fo:font-weight="bold" officeooo:rsid="000cec25" officeooo:paragraph-rsid="000cec25" style:font-weight-asian="bold" style:font-size-complex="12pt" style:font-weight-complex="bold"/>
    </style:style>
    <style:style style:name="P69" style:family="paragraph" style:parent-style-name="No_20_Spacing">
      <style:paragraph-properties fo:break-before="page"/>
      <style:text-properties fo:color="#000000" officeooo:paragraph-rsid="000b5636" style:font-name-asian="Times New Roman2" style:font-size-complex="12pt"/>
    </style:style>
    <style:style style:name="P70" style:family="paragraph" style:parent-style-name="No_20_Spacing">
      <style:paragraph-properties fo:break-before="page"/>
      <style:text-properties fo:font-weight="bold" officeooo:rsid="0024ef67" officeooo:paragraph-rsid="0024ef67" style:font-weight-asian="bold" style:font-weight-complex="bold"/>
    </style:style>
    <style:style style:name="P71" style:family="paragraph" style:parent-style-name="No_20_Spacing">
      <style:paragraph-properties fo:break-before="page"/>
      <style:text-properties fo:font-weight="bold" officeooo:rsid="0026152c" officeooo:paragraph-rsid="0026152c" style:font-weight-asian="bold" style:font-weight-complex="bold"/>
    </style:style>
    <style:style style:name="P72" style:family="paragraph" style:parent-style-name="No_20_Spacing">
      <style:paragraph-properties fo:break-before="page"/>
      <style:text-properties officeooo:rsid="001b67a5" officeooo:paragraph-rsid="001b67a5"/>
    </style:style>
    <style:style style:name="P73" style:family="paragraph" style:parent-style-name="No_20_Spacing">
      <style:paragraph-properties fo:break-before="page"/>
      <style:text-properties officeooo:rsid="002b76a5" officeooo:paragraph-rsid="002b76a5"/>
    </style:style>
    <style:style style:name="P74" style:family="paragraph" style:parent-style-name="No_20_Spacing">
      <style:paragraph-properties fo:margin-left="1.27cm" fo:margin-right="0cm" fo:text-indent="0cm" style:auto-text-indent="false"/>
      <style:text-properties fo:color="#000000" style:font-name="Courier New1" officeooo:paragraph-rsid="000b5636" style:font-size-complex="12pt"/>
    </style:style>
    <style:style style:name="P75" style:family="paragraph" style:parent-style-name="No_20_Spacing">
      <style:paragraph-properties fo:margin-left="1.27cm" fo:margin-right="0cm" fo:text-indent="0cm" style:auto-text-indent="false"/>
      <style:text-properties fo:color="#000000" officeooo:paragraph-rsid="000b5636" style:font-name-asian="Times New Roman2" style:font-size-complex="12pt"/>
    </style:style>
    <style:style style:name="P76" style:family="paragraph" style:parent-style-name="No_20_Spacing">
      <style:paragraph-properties fo:margin-left="1.251cm" fo:margin-right="0cm" fo:text-indent="0cm" style:auto-text-indent="false"/>
    </style:style>
    <style:style style:name="P77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c8235" officeooo:paragraph-rsid="002c8235"/>
    </style:style>
    <style:style style:name="P78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b76a5" officeooo:paragraph-rsid="002b76a5"/>
    </style:style>
    <style:style style:name="P79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91c60"/>
    </style:style>
    <style:style style:name="P80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291c60" officeooo:paragraph-rsid="002b76a5"/>
    </style:style>
    <style:style style:name="P81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1b67a5"/>
    </style:style>
    <style:style style:name="P82" style:family="paragraph" style:parent-style-name="No_20_Spacing">
      <style:paragraph-properties fo:margin-left="1.251cm" fo:margin-right="0cm" fo:text-indent="0cm" style:auto-text-indent="false"/>
      <style:text-properties officeooo:rsid="001b67a5" officeooo:paragraph-rsid="002b76a5"/>
    </style:style>
    <style:style style:name="P83" style:family="paragraph" style:parent-style-name="No_20_Spacing">
      <style:text-properties officeooo:rsid="002c8235" officeooo:paragraph-rsid="002c8235"/>
    </style:style>
    <style:style style:name="P84" style:family="paragraph" style:parent-style-name="No_20_Spacing">
      <style:text-properties fo:color="#000000" style:font-name="Courier New1" fo:font-size="9pt" officeooo:rsid="000fc44f" officeooo:paragraph-rsid="000fc44f" style:font-size-asian="9pt" style:font-size-complex="12pt"/>
    </style:style>
    <style:style style:name="P85" style:family="paragraph" style:parent-style-name="No_20_Spacing">
      <style:text-properties fo:color="#000000" style:font-name="Times New Roman1" fo:font-size="11pt" fo:font-weight="bold" officeooo:rsid="002ea95b" officeooo:paragraph-rsid="002ea95b" style:font-size-asian="11pt" style:font-weight-asian="bold" style:font-size-complex="11pt" style:font-weight-complex="bold"/>
    </style:style>
    <style:style style:name="P86" style:family="paragraph" style:parent-style-name="No_20_Spacing">
      <style:text-properties fo:color="#000000" style:font-name="Times New Roman1" fo:font-size="11pt" fo:font-weight="normal" officeooo:rsid="002ea95b" officeooo:paragraph-rsid="002ea95b" style:font-size-asian="11pt" style:font-weight-asian="normal" style:font-size-complex="11pt" style:font-weight-complex="normal"/>
    </style:style>
    <style:style style:name="P87" style:family="paragraph" style:parent-style-name="No_20_Spacing">
      <style:text-properties fo:color="#000000" style:font-name="Courier 10 Pitch1" fo:font-size="11pt" fo:font-weight="normal" officeooo:rsid="002ea95b" officeooo:paragraph-rsid="002ea95b" style:font-size-asian="11pt" style:font-weight-asian="normal" style:font-size-complex="11pt" style:font-weight-complex="normal"/>
    </style:style>
    <style:style style:name="P88" style:family="paragraph" style:parent-style-name="No_20_Spacing" style:list-style-name="L1">
      <style:paragraph-properties fo:margin-left="1.251cm" fo:margin-right="0cm" fo:text-indent="0cm" style:auto-text-indent="false"/>
    </style:style>
    <style:style style:name="P89" style:family="paragraph" style:parent-style-name="No_20_Spacing" style:list-style-name="L1">
      <style:paragraph-properties fo:margin-left="1.251cm" fo:margin-right="0cm" fo:text-indent="0cm" style:auto-text-indent="false"/>
      <style:text-properties officeooo:rsid="002cca35"/>
    </style:style>
    <style:style style:name="P90" style:family="paragraph" style:parent-style-name="No_20_Spacing" style:list-style-name="L2">
      <style:paragraph-properties fo:margin-left="1.251cm" fo:margin-right="0cm" fo:text-indent="0cm" style:auto-text-indent="false"/>
      <style:text-properties officeooo:rsid="002cca35"/>
    </style:style>
    <style:style style:name="P91" style:family="paragraph" style:parent-style-name="No_20_Spacing" style:list-style-name="L3">
      <style:paragraph-properties fo:margin-left="1.251cm" fo:margin-right="0cm" fo:text-indent="0cm" style:auto-text-indent="false"/>
      <style:text-properties officeooo:rsid="002cca35"/>
    </style:style>
    <style:style style:name="P92" style:family="paragraph" style:parent-style-name="No_20_Spacing" style:list-style-name="L2">
      <style:paragraph-properties fo:margin-left="1.251cm" fo:margin-right="0cm" fo:text-indent="0cm" style:auto-text-indent="false"/>
    </style:style>
    <style:style style:name="P93" style:family="paragraph" style:parent-style-name="No_20_Spacing" style:list-style-name="L3">
      <style:paragraph-properties fo:margin-left="1.251cm" fo:margin-right="0cm" fo:text-indent="0cm" style:auto-text-indent="false"/>
    </style:style>
    <style:style style:name="P94" style:family="paragraph" style:parent-style-name="No_20_Spacing">
      <style:paragraph-properties fo:margin-left="1.251cm" fo:margin-right="0cm" fo:text-indent="0cm" style:auto-text-indent="false"/>
      <style:text-properties style:font-name="Courier 10 Pitch1" officeooo:rsid="001b67a5" officeooo:paragraph-rsid="002b76a5"/>
    </style:style>
    <style:style style:name="P95" style:family="paragraph" style:parent-style-name="No_20_Spacing">
      <style:paragraph-properties fo:break-before="page"/>
      <style:text-properties fo:color="#000000" style:font-name="Times New Roman1" fo:font-size="11pt" fo:font-weight="bold" officeooo:rsid="002ea95b" officeooo:paragraph-rsid="002ea95b" style:font-size-asian="11pt" style:font-weight-asian="bold" style:font-size-complex="11pt" style:font-weight-complex="bold"/>
    </style:style>
    <style:style style:name="T1" style:family="text">
      <style:text-properties fo:color="#000000" style:font-size-complex="12pt"/>
    </style:style>
    <style:style style:name="T2" style:family="text">
      <style:text-properties fo:color="#000000" officeooo:rsid="000cec25" style:font-size-complex="12pt"/>
    </style:style>
    <style:style style:name="T3" style:family="text">
      <style:text-properties fo:color="#000000" style:font-name-asian="Times New Roman2" style:font-size-complex="12pt"/>
    </style:style>
    <style:style style:name="T4" style:family="text">
      <style:text-properties fo:color="#000000" officeooo:rsid="00291c60" style:font-name-asian="Times New Roman2" style:font-size-complex="12pt"/>
    </style:style>
    <style:style style:name="T5" style:family="text">
      <style:text-properties fo:color="#000000" fo:font-weight="bold" style:font-weight-asian="bold" style:font-size-complex="12pt"/>
    </style:style>
    <style:style style:name="T6" style:family="text">
      <style:text-properties fo:color="#000000" style:font-name="Courier New1" fo:font-size="9pt" style:font-size-asian="9pt" style:font-size-complex="12pt"/>
    </style:style>
    <style:style style:name="T7" style:family="text">
      <style:text-properties fo:color="#000000" fo:font-size="9pt" style:font-size-asian="9pt" style:font-size-complex="12pt"/>
    </style:style>
    <style:style style:name="T8" style:family="text">
      <style:text-properties fo:color="#000000" style:text-position="super 58%" officeooo:rsid="00291c60" style:font-name-asian="Times New Roman2" style:font-size-complex="12pt"/>
    </style:style>
    <style:style style:name="T9" style:family="text">
      <style:text-properties style:text-position="super 58%"/>
    </style:style>
    <style:style style:name="T10" style:family="text">
      <style:text-properties style:font-name="Andale Mono"/>
    </style:style>
    <style:style style:name="T11" style:family="text">
      <style:text-properties style:font-name="Courier New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205b27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officeooo:rsid="00205b27" style:font-style-asian="italic" style:font-style-complex="italic"/>
    </style:style>
    <style:style style:name="T16" style:family="text">
      <style:text-properties fo:font-style="italic" officeooo:rsid="002c8235" style:font-style-asian="italic" style:font-style-complex="italic"/>
    </style:style>
    <style:style style:name="T17" style:family="text">
      <style:text-properties officeooo:rsid="0026152c"/>
    </style:style>
    <style:style style:name="T18" style:family="text">
      <style:text-properties style:font-name="Courier 10 Pitch1"/>
    </style:style>
    <style:style style:name="T19" style:family="text">
      <style:text-properties style:font-name="Courier 10 Pitch1" officeooo:rsid="002b76a5"/>
    </style:style>
    <style:style style:name="T20" style:family="text">
      <style:text-properties style:font-name="Courier 10 Pitch1" officeooo:rsid="00205b27"/>
    </style:style>
    <style:style style:name="T21" style:family="text">
      <style:text-properties officeooo:rsid="002b76a5"/>
    </style:style>
    <style:style style:name="T22" style:family="text">
      <style:text-properties officeooo:rsid="002c8235"/>
    </style:style>
    <style:style style:name="T23" style:family="text">
      <style:text-properties officeooo:rsid="002cca35"/>
    </style:style>
    <style:style style:name="T24" style:family="text">
      <style:text-properties officeooo:rsid="002ea95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Fourth Lesson - draft opened 29<text:span text:style-name="T9">th</text:span> October 2016</text:p>
      <text:p text:style-name="P7"/>
      <text:p text:style-name="P23">Comprising the latter part of lesson 3, on 2d-arrays, and some added stuff on pointers.</text:p>
      <text:p text:style-name="P23"/>
      <text:p text:style-name="P6"/>
      <text:p text:style-name="P7">Last time we looked at 1-D arrays.</text:p>
      <text:p text:style-name="P7"/>
      <text:p text:style-name="P7">Test questions:</text:p>
      <text:p text:style-name="P7"/>
      <text:list xml:id="list2934402162002659939" text:style-name="L1">
        <text:list-item>
          <text:p text:style-name="P89">How do we declare an array of n elements?</text:p>
          <text:p text:style-name="P88"/>
        </text:list-item>
      </text:list>
      <text:list xml:id="list8144876482495287504" text:style-name="L2">
        <text:list-item>
          <text:p text:style-name="P90">What is the name we give to the “number of the element”</text:p>
          <text:p text:style-name="P92"/>
        </text:list-item>
      </text:list>
      <text:list xml:id="list6178198100005393139" text:style-name="L3">
        <text:list-item>
          <text:p text:style-name="P91">in a 10 element array, where is the last element?</text:p>
          <text:p text:style-name="P93"/>
        </text:list-item>
      </text:list>
      <text:p text:style-name="P76"/>
      <text:p text:style-name="P6"/>
      <text:p text:style-name="P6">OK, so one-dimensional arrays are quite simple. <text:s/>We can have more dimensions. <text:s/>Two dimensions are common, because we can make tables and represent things like chess or other game boards, <text:span text:style-name="T24">and images.</text:span></text:p>
      <text:p text:style-name="P6"/>
      <text:p text:style-name="P6">A two-D array of integers is like this:-</text:p>
      <text:p text:style-name="P6"/>
      <text:p text:style-name="P74">int intArray[6][8];</text:p>
      <text:p text:style-name="P9"/>
      <text:p text:style-name="P6">Gives us a table with 6 rows and 8 columns:-</text:p>
      <text:p text:style-name="P6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able:table-row>
          <table:table-cell table:style-name="Table8.A1" office:value-type="string">
            <text:p text:style-name="P2">0,0</text:p>
          </table:table-cell>
          <table:table-cell table:style-name="Table8.A1" office:value-type="string">
            <text:p text:style-name="P4">0,1</text:p>
          </table:table-cell>
          <table:table-cell table:style-name="Table8.A1" office:value-type="string">
            <text:p text:style-name="P4">0,2</text:p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/>
          </table:table-cell>
          <table:table-cell table:style-name="Table8.A1" office:value-type="string">
            <text:p text:style-name="P4">0,6</text:p>
          </table:table-cell>
          <table:table-cell table:style-name="Table8.H1" office:value-type="string">
            <text:p text:style-name="P4">0,7</text:p>
          </table:table-cell>
        </table:table-row>
        <table:table-row table:style-name="Table8.2">
          <table:table-cell table:style-name="Table8.A2" office:value-type="string">
            <text:p text:style-name="P4">1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1,7</text:p>
          </table:table-cell>
        </table:table-row>
        <table:table-row table:style-name="Table8.2">
          <table:table-cell table:style-name="Table8.A2" office:value-type="string">
            <text:p text:style-name="P4">2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2"/>
          </table:table-cell>
        </table:table-row>
        <table:table-row table:style-name="Table8.2">
          <table:table-cell table:style-name="Table8.A2" office:value-type="string">
            <text:p text:style-name="P4">6,0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H2" office:value-type="string">
            <text:p text:style-name="P4">4,7</text:p>
          </table:table-cell>
        </table:table-row>
        <table:table-row table:style-name="Table8.2">
          <table:table-cell table:style-name="Table8.A2" office:value-type="string">
            <text:p text:style-name="P4">5,0</text:p>
          </table:table-cell>
          <table:table-cell table:style-name="Table8.A2" office:value-type="string">
            <text:p text:style-name="P4">5,1</text:p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2"/>
          </table:table-cell>
          <table:table-cell table:style-name="Table8.A2" office:value-type="string">
            <text:p text:style-name="P4">5,6</text:p>
          </table:table-cell>
          <table:table-cell table:style-name="Table8.H2" office:value-type="string">
            <text:p text:style-name="P4">5,7</text:p>
          </table:table-cell>
        </table:table-row>
      </table:table>
      <text:p text:style-name="P9"/>
      <text:p text:style-name="P9"/>
      <text:p text:style-name="P27"><text:span text:style-name="T1">The top left cell is intArray[0][0]</text:span><text:span text:style-name="T3">.</text:span></text:p>
      <text:p text:style-name="P9"/>
      <text:p text:style-name="P27"><text:span text:style-name="T1">The first row has a zero for its first </text:span><text:span text:style-name="T5">index.</text:span></text:p>
      <text:p text:style-name="P9"/>
      <text:p text:style-name="P13">Accessing 2-d array elements</text:p>
      <text:p text:style-name="P9"/>
      <text:p text:style-name="P6">Is done like this :-</text:p>
      <text:p text:style-name="P6"/>
      <text:p text:style-name="P74">intArray[0][0] = 2;</text:p>
      <text:p text:style-name="P74">intArray[3][1] = 5;</text:p>
      <text:p text:style-name="P74">intArray[4][1] = intArray[0][0] + intArray[3][1];</text:p>
      <text:p text:style-name="P75"/>
      <text:p text:style-name="P6">So what would intArray[4][1] contain after these instructions?</text:p>
      <text:p text:style-name="P6"/>
      <text:p text:style-name="P6"/>
      <text:p text:style-name="P65"/>
      <text:p text:style-name="P13">A Times-Table table.</text:p>
      <text:p text:style-name="P9"/>
      <text:p text:style-name="P6">A simple example would be to create a times-table table.</text:p>
      <text:p text:style-name="P6"/>
      <text:p text:style-name="P6">We'll need a table, how would you declare it?</text:p>
      <text:p text:style-name="P6"/>
      <text:p text:style-name="P15">int timesTable ???????</text:p>
      <text:p text:style-name="P65">Ans: int table[10][10];</text:p>
      <text:p text:style-name="P6"/>
      <text:p text:style-name="P7">How will we fill it up?</text:p>
      <text:p text:style-name="P7"/>
      <text:p text:style-name="P66"/>
      <text:p text:style-name="P7">Answer :- two nested loops</text:p>
      <text:p text:style-name="P7"/>
      <text:p text:style-name="P27"><text:span text:style-name="T2">Then </text:span><text:span text:style-name="T1">scan through it using two </text:span><text:span text:style-name="T5">nested</text:span><text:span text:style-name="T1"> loops to fill it up. <text:s/></text:span></text:p>
      <text:p text:style-name="P6"/>
      <text:p text:style-name="P16">int row, column;</text:p>
      <text:p text:style-name="P16"/>
      <text:p text:style-name="P16">for (row = 0; row &lt; 9; row++) {</text:p>
      <text:p text:style-name="P16"><text:tab/>for (column = 0; column &lt; 9; column++) {</text:p>
      <text:p text:style-name="P16"><text:tab/><text:tab/>table[row][column] = ??;</text:p>
      <text:p text:style-name="P16"><text:tab/><text:tab/>}</text:p>
      <text:p text:style-name="P16"><text:tab/>}</text:p>
      <text:p text:style-name="P16"/>
      <text:p text:style-name="P6"/>
      <text:p text:style-name="P6">What would we put in place of ??</text:p>
      <text:p text:style-name="P65">Answer - It depends. <text:s/>If we use </text:p>
      <text:p text:style-name="P6"/>
      <text:p text:style-name="P6"><text:tab/>row * column;</text:p>
      <text:p text:style-name="P6"/>
      <text:p text:style-name="P6">we'll get a zero-times column and row.</text:p>
      <text:p text:style-name="P6"/>
      <text:p text:style-name="P6">If we want a more traditional one, starting at 1 x 1 = 1, we'd have to use</text:p>
      <text:p text:style-name="P6"/>
      <text:p text:style-name="P1"><text:tab/>(row+1) * (column+1)</text:p>
      <text:p text:style-name="P6"/>
      <text:p text:style-name="P6"/>
      <text:p text:style-name="P6">And then print it out … how??</text:p>
      <text:p text:style-name="P6"/>
      <text:p text:style-name="P65">Answer ::</text:p>
      <text:p text:style-name="P6"/>
      <text:p text:style-name="P17">void timesTable() {</text:p>
      <text:p text:style-name="P19"/>
      <text:p text:style-name="P17"><text:s text:c="4"/>int table[10][10];</text:p>
      <text:p text:style-name="P17"><text:s text:c="4"/>int row, column;</text:p>
      <text:p text:style-name="P19"/>
      <text:p text:style-name="P17"><text:s text:c="4"/>for (row = 0; row &lt; 10; row++) {</text:p>
      <text:p text:style-name="P17"><text:s text:c="8"/>for (column = 0; column &lt; 10; column++) {</text:p>
      <text:p text:style-name="P17"><text:s text:c="12"/>table[row][column] = (row + 1) * (column + 1);</text:p>
      <text:p text:style-name="P17"><text:s text:c="8"/>}</text:p>
      <text:p text:style-name="P17"><text:s text:c="4"/>}</text:p>
      <text:p text:style-name="P19"/>
      <text:p text:style-name="P17"><text:s text:c="4"/>for (row = 0; row &lt; 10; row++) {</text:p>
      <text:p text:style-name="P17"><text:s text:c="8"/>for (column = 0; column &lt; 10; column++) {</text:p>
      <text:p text:style-name="P17"><text:s text:c="12"/>printf("%5d ", table[row][column]);</text:p>
      <text:p text:style-name="P17"><text:s text:c="8"/>}</text:p>
      <text:p text:style-name="P17"><text:s text:c="8"/>printf("\n");</text:p>
      <text:p text:style-name="P17"><text:s text:c="4"/>}</text:p>
      <text:p text:style-name="P19">}</text:p>
      <text:p text:style-name="P19"/>
      <text:p text:style-name="No_20_Spacing">This produces this output :-</text:p>
      <text:p text:style-name="No_20_Spacing"/>
      <text:p text:style-name="P28"><text:s text:c="10"/><text:span text:style-name="T10">1 <text:s text:c="4"/>2 <text:s text:c="4"/>3 <text:s text:c="4"/>4 <text:s text:c="4"/>5 <text:s text:c="4"/>6 <text:s text:c="4"/>7 <text:s text:c="4"/>8 <text:s text:c="4"/>9 <text:s text:c="3"/>10 </text:span></text:p>
      <text:p text:style-name="P29"><text:s text:c="4"/>2 <text:s text:c="4"/>4 <text:s text:c="4"/>6 <text:s text:c="4"/>8 <text:s text:c="3"/>10 <text:s text:c="3"/>12 <text:s text:c="3"/>14 <text:s text:c="3"/>16 <text:s text:c="3"/>18 <text:s text:c="3"/>20 </text:p>
      <text:p text:style-name="P29"><text:s text:c="4"/>3 <text:s text:c="4"/>6 <text:s text:c="4"/>9 <text:s text:c="3"/>12 <text:s text:c="3"/>15 <text:s text:c="3"/>18 <text:s text:c="3"/>21 <text:s text:c="3"/>24 <text:s text:c="3"/>27 <text:s text:c="3"/>30 </text:p>
      <text:p text:style-name="P29"><text:s text:c="4"/>4 <text:s text:c="4"/>8 <text:s text:c="3"/>12 <text:s text:c="3"/>16 <text:s text:c="3"/>20 <text:s text:c="3"/>24 <text:s text:c="3"/>28 <text:s text:c="3"/>32 <text:s text:c="3"/>36 <text:s text:c="3"/>40 </text:p>
      <text:p text:style-name="P29"><text:s text:c="4"/>5 <text:s text:c="3"/>10 <text:s text:c="3"/>15 <text:s text:c="3"/>20 <text:s text:c="3"/>25 <text:s text:c="3"/>30 <text:s text:c="3"/>35 <text:s text:c="3"/>40 <text:s text:c="3"/>45 <text:s text:c="3"/>50 </text:p>
      <text:p text:style-name="P29"><text:s text:c="4"/>6 <text:s text:c="3"/>12 <text:s text:c="3"/>18 <text:s text:c="3"/>24 <text:s text:c="3"/>30 <text:s text:c="3"/>36 <text:s text:c="3"/>42 <text:s text:c="3"/>48 <text:s text:c="3"/>54 <text:s text:c="3"/>60 </text:p>
      <text:p text:style-name="P29"><text:s text:c="4"/>7 <text:s text:c="3"/>14 <text:s text:c="3"/>21 <text:s text:c="3"/>28 <text:s text:c="3"/>35 <text:s text:c="3"/>42 <text:s text:c="3"/>49 <text:s text:c="3"/>56 <text:s text:c="3"/>63 <text:s text:c="3"/>70 </text:p>
      <text:p text:style-name="P29"><text:s text:c="4"/>8 <text:s text:c="3"/>16 <text:s text:c="3"/>24 <text:s text:c="3"/>32 <text:s text:c="3"/>40 <text:s text:c="3"/>48 <text:s text:c="3"/>56 <text:s text:c="3"/>64 <text:s text:c="3"/>72 <text:s text:c="3"/>80 </text:p>
      <text:p text:style-name="P29"><text:s text:c="4"/>9 <text:s text:c="3"/>18 <text:s text:c="3"/>27 <text:s text:c="3"/>36 <text:s text:c="3"/>45 <text:s text:c="3"/>54 <text:s text:c="3"/>63 <text:s text:c="3"/>72 <text:s text:c="3"/>81 <text:s text:c="3"/>90 </text:p>
      <text:p text:style-name="P29"><text:s text:c="3"/>10 <text:s text:c="3"/>20 <text:s text:c="3"/>30 <text:s text:c="3"/>40 <text:s text:c="3"/>50 <text:s text:c="3"/>60 <text:s text:c="3"/>70 <text:s text:c="3"/>80 <text:s text:c="3"/>90 <text:s text:c="2"/>100</text:p>
      <text:p text:style-name="No_20_Spacing"/>
      <text:p text:style-name="No_20_Spacing">Note the %5d in the print statement. <text:s/>This forces the number to be printed in a field width of 5. <text:s/>So its padded with spaces if it isn't 5 digits long. <text:s/><text:span text:style-name="T23">And it all lines up nicely.</text:span></text:p>
      <text:p text:style-name="No_20_Spacing"/>
      <text:p text:style-name="No_20_Spacing"/>
      <text:p text:style-name="P28"><text:bookmark-start text:name="__DdeLink__2519_1398144804"/>What happens if we leave out the brackets in the </text:p>
      <text:p text:style-name="P28"><text:bookmark-end text:name="__DdeLink__2519_1398144804"/></text:p>
      <text:p text:style-name="P18"><text:s text:c="8"/>table[row][column] = (row + 1) * (column + 1);</text:p>
      <text:p text:style-name="P28"/>
      <text:p text:style-name="P28">statement?</text:p>
      <text:p text:style-name="P28"/>
      <text:p text:style-name="P28"/>
      <text:p text:style-name="P28"/>
      <text:p text:style-name="P18"/>
      <text:p text:style-name="P95">Declare and initialise a 2D array</text:p>
      <text:p text:style-name="P85"/>
      <text:p text:style-name="P86">Remember that we could declare and initialise 1 1-D array like this :-</text:p>
      <text:p text:style-name="P86"/>
      <text:p text:style-name="P87">int myArray[] = { 3, 1, 4, 1, 5, 9, 2, 6, 5, 4 };</text:p>
      <text:p text:style-name="P86"/>
      <text:p text:style-name="P86">Well, declaring and initialising a 2D array is very similar :</text:p>
      <text:p text:style-name="P86"/>
      <text:p text:style-name="P87">int my2DArray[][] = { <text:s text:c="2"/>{ row one stuff }, </text:p>
      <text:p text:style-name="P87"><text:tab/><text:tab/><text:tab/><text:tab/>{ row two },</text:p>
      <text:p text:style-name="P87"><text:tab/><text:tab/><text:tab/><text:tab/>{ row three },</text:p>
      <text:p text:style-name="P87"><text:tab/><text:tab/><text:tab/><text:tab/> . . .</text:p>
      <text:p text:style-name="P87"><text:tab/><text:tab/><text:tab/><text:tab/>{ last row } };</text:p>
      <text:p text:style-name="P87"/>
      <text:p text:style-name="P86">So we'd go :-</text:p>
      <text:p text:style-name="P86"/>
      <text:p text:style-name="P87">int my2DArray[][] = { <text:s text:c="2"/>{ 3, 1, 4, 1, 5, 9, 2, 6, 5, 4 }, </text:p>
      <text:p text:style-name="P87"><text:tab/><text:tab/><text:tab/><text:tab/>{ 2, 7, 1, 8, 2, 8, 1, 8 },</text:p>
      <text:p text:style-name="P87"><text:tab/><text:tab/><text:tab/><text:tab/>{ row three },</text:p>
      <text:p text:style-name="P87"><text:tab/><text:tab/><text:tab/><text:tab/> . . .</text:p>
      <text:p text:style-name="P87"><text:tab/><text:tab/><text:tab/><text:tab/>{ last row } };</text:p>
      <text:p text:style-name="P87"/>
      <text:p text:style-name="P67">Two-dimensional strings, arrays.</text:p>
      <text:p text:style-name="P9"/>
      <text:p text:style-name="P9">These are conceptually a bit harder still.</text:p>
      <text:p text:style-name="P9"/>
      <text:p text:style-name="P9"/>
      <text:p text:style-name="P9"/>
      <text:p text:style-name="P6">We can have an array of strings, and you can think of it like a table of strings:-</text:p>
      <text:p text:style-name="P6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5">“In Xanadu did Khubla Khan”</text:p>
          </table:table-cell>
        </table:table-row>
        <table:table-row table:style-name="Table9.1">
          <table:table-cell table:style-name="Table9.A2" office:value-type="string">
            <text:p text:style-name="P5">“A stately pleasure-dome decree,”</text:p>
          </table:table-cell>
        </table:table-row>
        <table:table-row table:style-name="Table9.1">
          <table:table-cell table:style-name="Table9.A2" office:value-type="string">
            <text:p text:style-name="P5">“Where Alph, the sacred river ran”</text:p>
          </table:table-cell>
        </table:table-row>
        <table:table-row table:style-name="Table9.1">
          <table:table-cell table:style-name="Table9.A2" office:value-type="string">
            <text:p text:style-name="P5">“Down to a sunless sea.”</text:p>
          </table:table-cell>
        </table:table-row>
        <table:table-row table:style-name="Table9.1">
          <table:table-cell table:style-name="Table9.A2" office:value-type="string">
            <text:p text:style-name="P3"/>
          </table:table-cell>
        </table:table-row>
      </table:table>
      <text:p text:style-name="P9"/>
      <text:p text:style-name="P6">Each row is a string, which is a 1-D array of characters.</text:p>
      <text:p text:style-name="P6"/>
      <text:p text:style-name="P21">I haven't shown the rows as separate characters, each one in its own memory location. <text:s/>Because it was toooooo fiddly.</text:p>
      <text:p text:style-name="P6"/>
      <text:p text:style-name="P6"/>
      <text:p text:style-name="P6"/>
      <text:p text:style-name="P6">We would declare it like this :-</text:p>
      <text:p text:style-name="P6"/>
      <text:p text:style-name="P20">char poem[5][40];</text:p>
      <text:p text:style-name="P9"/>
      <text:p text:style-name="P9"/>
      <text:p text:style-name="P8">Number of rows first, then number of elements in the row.</text:p>
      <text:p text:style-name="P9"/>
      <text:p text:style-name="P6">This declares a 5-row array, where each row can hold 40 characters. <text:s/>We have to put up with wasting a certain amount of space - we can't have rows of different lengths here. <text:s/>We just make sure that a row can hold as many characters as we think we'll need.</text:p>
      <text:p text:style-name="P6"/>
      <text:p text:style-name="P6">We can do the declare-and-initialise, in a way similar to the int array :-</text:p>
      <text:p text:style-name="P6"/>
      <text:p text:style-name="P6"/>
      <text:p text:style-name="P17"><text:s text:c="4"/>char poem[][40] = { "In Xanadu did Kubla Khan",</text:p>
      <text:p text:style-name="P17"><text:s text:c="12"/>"a stately pleasure-dome decree",</text:p>
      <text:p text:style-name="P17"><text:s text:c="12"/>"where Alph, the scacred river ran",</text:p>
      <text:p text:style-name="P17"><text:s text:c="12"/>"down to a sunless sea" };</text:p>
      <text:p text:style-name="P9"/>
      <text:p text:style-name="P6">and print it out like this :-</text:p>
      <text:p text:style-name="P6"/>
      <text:p text:style-name="P17">for (int row = 0; row &lt; 4; row++) {</text:p>
      <text:p text:style-name="P17"><text:s text:c="7"/>printf ("Row: %d : %s\n", row, poem[row]);</text:p>
      <text:p text:style-name="P19"><text:tab/>}</text:p>
      <text:p text:style-name="P9"/>
      <text:p text:style-name="P27"><text:span text:style-name="T1">Notice tha</text:span><text:bookmark-start text:name="__DdeLink__617_1568686195"/><text:span text:style-name="T1">t p</text:span><text:bookmark-end text:name="__DdeLink__617_1568686195"/><text:span text:style-name="T1">oem[row] is a </text:span><text:span text:style-name="T5">string</text:span><text:span text:style-name="T1">, so poem[1] is the string </text:span><text:span text:style-name="T6">"a stately pleasure-dome decree".</text:span></text:p>
      <text:p text:style-name="P9"/>
      <text:p text:style-name="P27"><text:span text:style-name="T6">poem[1][0] </text:span><text:span text:style-name="T7">is the first character of that string, and is an 'a'</text:span></text:p>
      <text:p text:style-name="P9"/>
      <text:p text:style-name="P9"/>
      <text:p text:style-name="P9"/>
      <text:p text:style-name="P69"/>
      <text:p text:style-name="P14">The chessboard example</text:p>
      <text:p text:style-name="P10"/>
      <text:p text:style-name="P12">[This doesn't even mention arrays - what happened? - Ed.]</text:p>
      <text:p text:style-name="P12"/>
      <text:p text:style-name="P10">There is an old story about someone who asked for payment this way:</text:p>
      <text:p text:style-name="P10"/>
      <text:p text:style-name="P10">“Take an empty chessboard, put a single gold coin on the first square, then two on the second, then four on the third, and carry on, doubling the amount of coins each time.”</text:p>
      <text:p text:style-name="P10"/>
      <text:p text:style-name="P10">We can either calculate this sum, quite easily, as </text:p>
      <text:p text:style-name="P10"/>
      <text:p text:style-name="P11">Or we can model it.</text:p>
      <text:p text:style-name="P11"/>
      <text:p text:style-name="P11">Each square, n, has 2^n coins on it. <text:s/>We can use our powerl function to calculate this.</text:p>
      <text:p text:style-name="P11"/>
      <text:p text:style-name="P11">Problem! <text:s/>long type can't go above 2^32-1, and we need to go to 2^64.</text:p>
      <text:p text:style-name="P11"/>
      <text:p text:style-name="P11">So, we write a floting-point version that can give us a rough answer.</text:p>
      <text:p text:style-name="P11"/>
      <text:p text:style-name="P11">We just change the powerl code to be floating point:-</text:p>
      <text:p text:style-name="P11"/>
      <text:p text:style-name="P11"/>
      <text:p text:style-name="P25">double powerld(long base, long power) {</text:p>
      <text:p text:style-name="P25"/>
      <text:p text:style-name="P25"><text:s text:c="4"/>if ((base == 0) &amp;&amp; (power == 0))</text:p>
      <text:p text:style-name="P25"><text:s text:c="8"/>return 1;</text:p>
      <text:p text:style-name="P25"><text:s text:c="4"/>/* 0 raised to anything is zero */</text:p>
      <text:p text:style-name="P25"><text:s text:c="4"/>if (base == 0)</text:p>
      <text:p text:style-name="P25"><text:s text:c="8"/>return 0;</text:p>
      <text:p text:style-name="P25"><text:s text:c="4"/>/* n ^ 0 is just 1 */</text:p>
      <text:p text:style-name="P25"><text:s text:c="4"/>if (power == 0)</text:p>
      <text:p text:style-name="P25"><text:s text:c="8"/>return 1;</text:p>
      <text:p text:style-name="P25"><text:s text:c="4"/>/* n ^ 1 is just n */</text:p>
      <text:p text:style-name="P25"><text:s text:c="4"/>if (power == 1)</text:p>
      <text:p text:style-name="P25"><text:s text:c="8"/>return base;</text:p>
      <text:p text:style-name="P25"><text:s text:c="4"/>/* we can't handle negative powers, indicate this by returning an error */</text:p>
      <text:p text:style-name="P25"><text:s text:c="4"/>if (power &lt; 0)</text:p>
      <text:p text:style-name="P25"><text:s text:c="8"/>return -1;</text:p>
      <text:p text:style-name="P25"/>
      <text:p text:style-name="P25"><text:s text:c="4"/>double answer = base;</text:p>
      <text:p text:style-name="P25"><text:s text:c="4"/>while (--power &gt; 0)</text:p>
      <text:p text:style-name="P25"><text:s text:c="8"/>answer = answer * base;</text:p>
      <text:p text:style-name="P25"><text:s text:c="4"/>return answer;</text:p>
      <text:p text:style-name="P25">}</text:p>
      <text:p text:style-name="P25"/>
      <text:p text:style-name="P11">Very little changes, just the return type, and the type of <text:span text:style-name="T11">answer</text:span>.</text:p>
      <text:p text:style-name="P11">We can now use this :-</text:p>
      <text:p text:style-name="P11"/>
      <text:p text:style-name="P11">We need to tell the compiler that these two functions are declared in another file in this project, and the types that they accept, and return:-</text:p>
      <text:p text:style-name="P10"/>
      <text:p text:style-name="P24">long powerl(long, long);</text:p>
      <text:p text:style-name="P24">double powerld(long, long);</text:p>
      <text:p text:style-name="P24"/>
      <text:p text:style-name="No_20_Spacing">If this is missing, they are assumed to take and return all ints, which is wrong.</text:p>
      <text:p text:style-name="P24"/>
      <text:p text:style-name="P24"/>
      <text:p text:style-name="P24"/>
      <text:p text:style-name="P24">void sumOfPowerSeries() {</text:p>
      <text:p text:style-name="P24"/>
      <text:p text:style-name="P24"><text:s text:c="4"/>double sum = 0.0;</text:p>
      <text:p text:style-name="P24"><text:s text:c="4"/>int square = 0;</text:p>
      <text:p text:style-name="P24"><text:s text:c="4"/>double amount;</text:p>
      <text:p text:style-name="P24"><text:soft-page-break/></text:p>
      <text:p text:style-name="P24"><text:s text:c="4"/>for (square = 0; square &lt; 64; square++) {</text:p>
      <text:p text:style-name="P24"><text:s text:c="8"/>amount = powerld(2, square);</text:p>
      <text:p text:style-name="P24"><text:s text:c="8"/>printf("On square %ld, put %20.20lg coins\n", square + 1, amount);</text:p>
      <text:p text:style-name="P24"><text:s text:c="8"/>sum += amount;</text:p>
      <text:p text:style-name="P24"><text:s text:c="4"/>}</text:p>
      <text:p text:style-name="P24"/>
      <text:p text:style-name="P24"><text:s text:c="4"/>printf ("Sum of coins is %20.20lg or %20.20le\n", sum,sum);</text:p>
      <text:p text:style-name="P24"/>
      <text:p text:style-name="P24"/>
      <text:p text:style-name="P24">}</text:p>
      <text:p text:style-name="P24"/>
      <text:p text:style-name="P11">Which gives me :-</text:p>
      <text:p text:style-name="P11"/>
      <text:p text:style-name="P26">On square 1, put <text:s text:c="19"/>1 coins</text:p>
      <text:p text:style-name="P26">On square 2, put <text:s text:c="19"/>2 coins</text:p>
      <text:p text:style-name="P26">On square 3, put <text:s text:c="19"/>4 coins</text:p>
      <text:p text:style-name="P26">On square 4, put <text:s text:c="19"/>8 coins</text:p>
      <text:p text:style-name="P26">On square 5, put <text:s text:c="18"/>16 coins</text:p>
      <text:p text:style-name="P26">On square 6, put <text:s text:c="18"/>32 coins</text:p>
      <text:p text:style-name="P26">On square 7, put <text:s text:c="18"/>64 coins</text:p>
      <text:p text:style-name="P26">On square 8, put <text:s text:c="17"/>128 coins</text:p>
      <text:p text:style-name="P26">On square 9, put <text:s text:c="17"/>256 coins</text:p>
      <text:p text:style-name="P26">On square 10, put <text:s text:c="17"/>512 coins</text:p>
      <text:p text:style-name="P26">On square 11, put <text:s text:c="16"/>1024 coins</text:p>
      <text:p text:style-name="P26">On square 12, put <text:s text:c="16"/>2048 coins</text:p>
      <text:p text:style-name="P26">On square 13, put <text:s text:c="16"/>4096 coins</text:p>
      <text:p text:style-name="P26">On square 14, put <text:s text:c="16"/>8192 coins</text:p>
      <text:p text:style-name="P26">On square 15, put <text:s text:c="15"/>16384 coins</text:p>
      <text:p text:style-name="P26">On square 16, put <text:s text:c="15"/>32768 coins</text:p>
      <text:p text:style-name="P26">On square 17, put <text:s text:c="15"/>65536 coins</text:p>
      <text:p text:style-name="P26">On square 18, put <text:s text:c="14"/>131072 coins</text:p>
      <text:p text:style-name="P26">On square 19, put <text:s text:c="14"/>262144 coins</text:p>
      <text:p text:style-name="P26">On square 20, put <text:s text:c="14"/>524288 coins</text:p>
      <text:p text:style-name="P26">On square 21, put <text:s text:c="13"/>1048576 coins</text:p>
      <text:p text:style-name="P26">On square 22, put <text:s text:c="13"/>2097152 coins</text:p>
      <text:p text:style-name="P26">On square 23, put <text:s text:c="13"/>4194304 coins</text:p>
      <text:p text:style-name="P26">On square 24, put <text:s text:c="13"/>8388608 coins</text:p>
      <text:p text:style-name="P26">On square 25, put <text:s text:c="12"/>16777216 coins</text:p>
      <text:p text:style-name="P26">On square 26, put <text:s text:c="12"/>33554432 coins</text:p>
      <text:p text:style-name="P26">On square 27, put <text:s text:c="12"/>67108864 coins</text:p>
      <text:p text:style-name="P26">On square 28, put <text:s text:c="11"/>134217728 coins</text:p>
      <text:p text:style-name="P26">On square 29, put <text:s text:c="11"/>268435456 coins</text:p>
      <text:p text:style-name="P26">On square 30, put <text:s text:c="11"/>536870912 coins</text:p>
      <text:p text:style-name="P26">On square 31, put <text:s text:c="10"/>1073741824 coins</text:p>
      <text:p text:style-name="P26">On square 32, put <text:s text:c="10"/>2147483648 coins</text:p>
      <text:p text:style-name="P26">On square 33, put <text:s text:c="10"/>4294967296 coins</text:p>
      <text:p text:style-name="P26">On square 34, put <text:s text:c="10"/>8589934592 coins</text:p>
      <text:p text:style-name="P26">On square 35, put <text:s text:c="9"/>17179869184 coins</text:p>
      <text:p text:style-name="P26">On square 36, put <text:s text:c="9"/>34359738368 coins</text:p>
      <text:p text:style-name="P26">On square 37, put <text:s text:c="9"/>68719476736 coins</text:p>
      <text:p text:style-name="P26">On square 38, put <text:s text:c="8"/>137438953472 coins</text:p>
      <text:p text:style-name="P26">On square 39, put <text:s text:c="8"/>274877906944 coins</text:p>
      <text:p text:style-name="P26">On square 40, put <text:s text:c="8"/>549755813888 coins</text:p>
      <text:p text:style-name="P26">On square 41, put <text:s text:c="7"/>1099511627776 coins</text:p>
      <text:p text:style-name="P26">On square 42, put <text:s text:c="7"/>2199023255552 coins</text:p>
      <text:p text:style-name="P26">On square 43, put <text:s text:c="7"/>4398046511104 coins</text:p>
      <text:p text:style-name="P26">On square 44, put <text:s text:c="7"/>8796093022208 coins</text:p>
      <text:p text:style-name="P26">On square 45, put <text:s text:c="6"/>17592186044416 coins</text:p>
      <text:p text:style-name="P26">On square 46, put <text:s text:c="6"/>35184372088832 coins</text:p>
      <text:p text:style-name="P26">On square 47, put <text:s text:c="6"/>70368744177664 coins</text:p>
      <text:p text:style-name="P26">On square 48, put <text:s text:c="5"/>140737488355328 coins</text:p>
      <text:p text:style-name="P26">On square 49, put <text:s text:c="5"/>281474976710656 coins</text:p>
      <text:p text:style-name="P26">On square 50, put <text:s text:c="5"/>562949953421312 coins</text:p>
      <text:p text:style-name="P26">On square 51, put <text:s text:c="4"/>1125899906842624 coins</text:p>
      <text:p text:style-name="P26">On square 52, put <text:s text:c="4"/>2251799813685248 coins</text:p>
      <text:p text:style-name="P26">On square 53, put <text:s text:c="4"/>4503599627370496 coins</text:p>
      <text:p text:style-name="P26">On square 54, put <text:s text:c="4"/>9007199254740992 coins</text:p>
      <text:p text:style-name="P26">On square 55, put <text:s text:c="3"/>18014398509481984 coins</text:p>
      <text:p text:style-name="P26">On square 56, put <text:s text:c="3"/>36028797018963968 coins</text:p>
      <text:p text:style-name="P26"><text:soft-page-break/>On square 57, put <text:s text:c="3"/>72057594037927936 coins</text:p>
      <text:p text:style-name="P26">On square 58, put <text:s text:c="2"/>144115188075855872 coins</text:p>
      <text:p text:style-name="P26">On square 59, put <text:s text:c="2"/>288230376151711744 coins</text:p>
      <text:p text:style-name="P26">On square 60, put <text:s text:c="2"/>576460752303423488 coins</text:p>
      <text:p text:style-name="P26">On square 61, put <text:s/>1152921504606846976 coins</text:p>
      <text:p text:style-name="P26">On square 62, put <text:s/>2305843009213693952 coins</text:p>
      <text:p text:style-name="P26">On square 63, put <text:s/>4611686018427387904 coins</text:p>
      <text:p text:style-name="P26">On square 64, put <text:s/>9223372036854775808 coins</text:p>
      <text:p text:style-name="P26">Sum of coins is 18446744073709551616 or 1.84467440737095516160e+19</text:p>
      <text:p text:style-name="P26"/>
      <text:p text:style-name="P26">RUN FINISHED; exit value 0; real time: 10ms; user: 0ms; system: 0ms</text:p>
      <text:p text:style-name="P26"/>
      <text:p text:style-name="No_20_Spacing"><text:span text:style-name="T4">This is also 2</text:span><text:span text:style-name="T8">64</text:span><text:span text:style-name="T4"> - 1, or </text:span><text:s/>18446744073709551615. <text:s/>Our answer is slightly out.</text:p>
      <text:p text:style-name="No_20_Spacing"/>
      <text:p text:style-name="No_20_Spacing">18,446,744,073,709,551,615. <text:s/></text:p>
      <text:p text:style-name="P69"/>
      <text:p text:style-name="P22">END</text:p>
      <text:p text:style-name="P22"/>
      <text:p text:style-name="P22">Look at circuit simulators for De Morgan's Law</text:p>
      <text:p text:style-name="P27"/>
      <text:p text:style-name="P27"/>
      <text:p text:style-name="P33">And now … pointers.</text:p>
      <text:p text:style-name="P33"/>
      <text:p text:style-name="P33">Every C variable has an address in memory. <text:s/>Pointers are a way of using these addresses.</text:p>
      <text:p text:style-name="P33"/>
      <text:p text:style-name="P34">The swap() problem.</text:p>
      <text:p text:style-name="P33"/>
      <text:p text:style-name="P33">Write a function to swap two integers.</text:p>
      <text:p text:style-name="P33"/>
      <text:p text:style-name="P33">So if x=1 and y = 50, swap(x,y) comes back with x=50 and y=1</text:p>
      <text:p text:style-name="P33"/>
      <text:p text:style-name="P33">Can you do it? <text:s/>Lets try...</text:p>
      <text:p text:style-name="P33"/>
      <text:p text:style-name="P32">void swap(int x, int y) {</text:p>
      <text:p text:style-name="P32"><text:tab/>int temp;</text:p>
      <text:p text:style-name="P32"><text:tab/>temp = y;</text:p>
      <text:p text:style-name="P32"><text:tab/>y = x;</text:p>
      <text:p text:style-name="P32"><text:tab/>x = temp;</text:p>
      <text:p text:style-name="P32"><text:tab/>}</text:p>
      <text:p text:style-name="P32"/>
      <text:p text:style-name="P33">Does this work?</text:p>
      <text:p text:style-name="P33"/>
      <text:p text:style-name="P33">Why/ why not?</text:p>
      <text:p text:style-name="P33"/>
      <text:p text:style-name="P33">What kind of variables are x and y. <text:s/>What is their scope?</text:p>
      <text:p text:style-name="P33"/>
      <text:p text:style-name="P33">Question: What is scope?</text:p>
      <text:p text:style-name="P33"/>
      <text:p text:style-name="P33">Answer: its the area of program where a variable can be accessed.</text:p>
      <text:p text:style-name="P33"/>
      <text:p text:style-name="P33"/>
      <text:p text:style-name="P33"><text:span text:style-name="T17">&gt;&gt;Talk about </text:span>Local variables</text:p>
      <text:p text:style-name="P33"><text:span text:style-name="T17">&gt;&gt;and </text:span>Global variables</text:p>
      <text:p text:style-name="P33"/>
      <text:p text:style-name="P37">x and y are <text:span text:style-name="T12">local</text:span> to the swap function. <text:s/>When the function is called, you give it two variables. <text:s/>However, the values of the variables are <text:span text:style-name="T12">copied</text:span> into x and y. <text:s/>When the function exits, x and y disappear, and no external effects are seen.</text:p>
      <text:p text:style-name="P37"/>
      <text:p text:style-name="P64">Clearly, we need some new mechanism.</text:p>
      <text:p text:style-name="P64"/>
      <text:p text:style-name="P37">In order to write a swap function, you need to tell it the addresses, and say “swap the variables at these addresses”. <text:s/>That will work.</text:p>
      <text:p text:style-name="P37"/>
      <text:p text:style-name="P37"/>
      <text:p text:style-name="P37"/>
      <text:p text:style-name="P72">To declare something that holds an address, <text:span text:style-name="T21">a pointer, </text:span>we use *.</text:p>
      <text:p text:style-name="P37"/>
      <text:p text:style-name="P38">e.g. </text:p>
      <text:p text:style-name="P38"/>
      <text:p text:style-name="P94">int *intptr;</text:p>
      <text:p text:style-name="P37"/>
      <text:p text:style-name="P37">declares intptr to be something that holds the address of an int variable. <text:s/>We say that it is a <text:span text:style-name="T12">pointer</text:span>, and it “points to” where the variable is.</text:p>
      <text:p text:style-name="P56"/>
      <text:p text:style-name="P61">We can have any kind of pointer :-</text:p>
      <text:p text:style-name="P61"/>
      <text:p text:style-name="P78">int * intptr;</text:p>
      <text:p text:style-name="P78">char * charptr;</text:p>
      <text:p text:style-name="P78">long * longptr;</text:p>
      <text:p text:style-name="P78">float * float_pointer;</text:p>
      <text:p text:style-name="P78">double * doubleptr;</text:p>
      <text:p text:style-name="P78">void * voidpointer;</text:p>
      <text:p text:style-name="P61"/>
      <text:p text:style-name="P61">Not sure if you've seen void before. <text:s/>Its a type that means “no specific type”. <text:s/><text:span text:style-name="T22">Oh, and spaces aren't significant here.</text:span></text:p>
      <text:p text:style-name="P61"/>
      <text:p text:style-name="P56"/>
      <text:p text:style-name="P58">To get the address of a variable, we use &amp; :-</text:p>
      <text:p text:style-name="P58"/>
      <text:p text:style-name="P82"><text:span text:style-name="T18">int *intptr;<text:tab/><text:tab/>// </text:span><text:span text:style-name="T19">an int pointer</text:span></text:p>
      <text:p text:style-name="P79">int x;<text:tab/><text:tab/><text:tab/>// <text:span text:style-name="T21">an ordinary integer variable</text:span></text:p>
      <text:p text:style-name="P80">intptr = &amp;x;<text:tab/><text:tab/>// <text:span text:style-name="T21">intptr holds the address of x</text:span></text:p>
      <text:p text:style-name="P58"/>
      <text:p text:style-name="P58">&amp;x is the address of x, and we can assign it to a pointer type (an int pointer in this case, the types must agree).</text:p>
      <text:p text:style-name="P58"/>
      <text:p text:style-name="P79">intptr = &amp;x;</text:p>
      <text:p text:style-name="P58"/>
      <text:p text:style-name="P58">intptr now holds the address of x.</text:p>
      <text:p text:style-name="P58"/>
      <text:p text:style-name="P64">&amp; is an <text:span text:style-name="T12">unary function</text:span> - it takes one argument - and returns the address of a variable.</text:p>
      <text:p text:style-name="P64"/>
      <text:p text:style-name="P64">What is the name for a function that takes two arguments?</text:p>
      <text:p text:style-name="P64"/>
      <text:p text:style-name="P64"/>
      <text:p text:style-name="P58"/>
      <text:p text:style-name="P61">But what is the next step? <text:s/>We have a pointer to x, what can we do with it?</text:p>
      <text:p text:style-name="P61"/>
      <text:p text:style-name="P73">Answer - use it to change x.</text:p>
      <text:p text:style-name="P61"/>
      <text:p text:style-name="P61">Like this :-</text:p>
      <text:p text:style-name="P61"/>
      <text:p text:style-name="P78">*intptr = 100;</text:p>
      <text:p text:style-name="P61"/>
      <text:p text:style-name="P61">And x now holds the value 100.</text:p>
      <text:p text:style-name="P37"/>
      <text:p text:style-name="P64">The asterisk is another <text:span text:style-name="T12">unary function</text:span>, that returns (or sets) the value of the variable at the location given. <text:s/>This is an example of setting.</text:p>
      <text:p text:style-name="P64"/>
      <text:p text:style-name="P64">This would be a read :-</text:p>
      <text:p text:style-name="P64"/>
      <text:p text:style-name="P77">int y;</text:p>
      <text:p text:style-name="P77">y = *intptr;</text:p>
      <text:p text:style-name="P81"/>
      <text:p text:style-name="P37"/>
      <text:p text:style-name="P37"/>
      <text:p text:style-name="P37"/>
      <text:p text:style-name="P56">We'll have a bit of practical with pointers, then go back to the swap().</text:p>
      <text:p text:style-name="P56"/>
      <text:p text:style-name="P35"/>
      <text:p text:style-name="P35"/>
      <text:p text:style-name="P35">Practical</text:p>
      <text:p text:style-name="P56"/>
      <text:p text:style-name="P56">try the following code:-</text:p>
      <text:p text:style-name="P56"/>
      <text:p text:style-name="P56"/>
      <text:p text:style-name="P56"/>
      <text:p text:style-name="P30">void pointerDemo() {</text:p>
      <text:p text:style-name="P30"/>
      <text:p text:style-name="P30"><text:s text:c="4"/>int x = 100;</text:p>
      <text:p text:style-name="P30"/>
      <text:p text:style-name="P30"><text:s text:c="4"/>printf("before, x = %d\n", x);</text:p>
      <text:p text:style-name="P30"/>
      <text:p text:style-name="P30"><text:s text:c="4"/>int * xptr;</text:p>
      <text:p text:style-name="P30"/>
      <text:p text:style-name="P30"><text:s text:c="4"/>xptr = &amp;x;</text:p>
      <text:p text:style-name="P30"><text:s text:c="4"/>printf(" address of x is %p\n", xptr);</text:p>
      <text:p text:style-name="P30"><text:s text:c="4"/>printf("contents of x is %d\n", *xptr);</text:p>
      <text:p text:style-name="P30"/>
      <text:p text:style-name="P30"><text:s text:c="4"/>*xptr = 2;</text:p>
      <text:p text:style-name="P30"/>
      <text:p text:style-name="P30"><text:s text:c="4"/>printf("now x = %d\n", x);</text:p>
      <text:p text:style-name="P31"><text:s text:c="4"/>printf(" address of x is %p\n", xptr);</text:p>
      <text:p text:style-name="P31"><text:s text:c="4"/>printf("contents of x is %d\n", *xptr);</text:p>
      <text:p text:style-name="P31"/>
      <text:p text:style-name="P30">}</text:p>
      <text:p text:style-name="P57"/>
      <text:p text:style-name="P57"/>
      <text:p text:style-name="P57">See how &amp;x gets us the address of x, in memory.</text:p>
      <text:p text:style-name="P57"/>
      <text:p text:style-name="P57">And we just assign xptr = &amp;x, because xptr will hold the address of x. <text:s/>That<text:span text:style-name="T21">'</text:span>s what pointers do. <text:s/>They hold an address, or location of something. <text:s/>&amp;x is also called a <text:span text:style-name="T12">reference to x</text:span>, or just a <text:span text:style-name="T12">reference</text:span>.</text:p>
      <text:p text:style-name="P57"/>
      <text:p text:style-name="P71">Call by value vs. call by reference.</text:p>
      <text:p text:style-name="P36"/>
      <text:p text:style-name="P57"/>
      <text:p text:style-name="P35"/>
      <text:p text:style-name="P36"/>
      <text:p text:style-name="P70">Back to swap()</text:p>
      <text:p text:style-name="P56"/>
      <text:p text:style-name="P39">To do the swap, we need a pointer to each variable:</text:p>
      <text:p text:style-name="P39"/>
      <text:p text:style-name="P39">int * <text:span text:style-name="T22">x_pointer</text:span>;</text:p>
      <text:p text:style-name="P39">int * <text:span text:style-name="T22">y_pointer</text:span>;</text:p>
      <text:p text:style-name="P39"/>
      <text:p text:style-name="P39">and do this</text:p>
      <text:p text:style-name="P39"/>
      <text:p text:style-name="P37"/>
      <text:p text:style-name="P37">void swap (int *x_<text:span text:style-name="T21">pointer</text:span>, int *y_<text:span text:style-name="T21">pointer</text:span>) {</text:p>
      <text:p text:style-name="P40"><text:tab/><text:span text:style-name="T13">int temp;</text:span></text:p>
      <text:p text:style-name="P43"><text:tab/>temp = *x_<text:span text:style-name="T21">pointer</text:span>;<text:tab/><text:tab/></text:p>
      <text:p text:style-name="P39"><text:tab/>*<text:span text:style-name="T13">x_pointer = *y_pointer;</text:span></text:p>
      <text:p text:style-name="P39"><text:tab/>*<text:span text:style-name="T13">y_pointer = temp;</text:span></text:p>
      <text:p text:style-name="P39"><text:tab/><text:span text:style-name="T13">}</text:span></text:p>
      <text:p text:style-name="P39"/>
      <text:p text:style-name="P39"/>
      <text:p text:style-name="P39"/>
      <text:p text:style-name="P42">Note that there are two uses of * here, and they can be confusing. <text:s/></text:p>
      <text:p text:style-name="P42"/>
      <text:p text:style-name="P64">If the * appears on the right-hand-side of an assignment, it designates a “read” operation</text:p>
      <text:p text:style-name="P44"/>
      <text:p text:style-name="P64">If the * appears on the left-hand-side of an assignment, it designates a “set” operation</text:p>
      <text:p text:style-name="P44"/>
      <text:p text:style-name="P64">Consider ...</text:p>
      <text:p text:style-name="P42"/>
      <text:p text:style-name="P59"><text:tab/>temp = *x_pointer;</text:p>
      <text:p text:style-name="P40"/>
      <text:p text:style-name="P62">This means, <text:span text:style-name="T14">“temp becomes equal to the </text:span><text:span text:style-name="T16">value of the </text:span><text:span text:style-name="T14">variable pointed to by x</text:span><text:span text:style-name="T15">_pointer</text:span><text:span text:style-name="T14">”</text:span></text:p>
      <text:p text:style-name="P63"/>
      <text:p text:style-name="P63"/>
      <text:p text:style-name="P64">And …</text:p>
      <text:p text:style-name="P64"/>
      <text:p text:style-name="P41"><text:span text:style-name="T18"><text:tab/>*</text:span><text:span text:style-name="T20">x_pointer = *y_pointer;</text:span></text:p>
      <text:p text:style-name="P40"/>
      <text:p text:style-name="P62">This means, <text:span text:style-name="T14">“</text:span><text:span text:style-name="T16">(</text:span><text:span text:style-name="T14">the </text:span><text:span text:style-name="T16">value of) the </text:span><text:span text:style-name="T14">variable pointed to by x</text:span><text:span text:style-name="T15">_pointer</text:span><text:span text:style-name="T14"> <text:s/>... <text:s/>becomes equal to … <text:s/></text:span><text:span text:style-name="T16">(</text:span><text:span text:style-name="T14">the </text:span><text:span text:style-name="T16">value of) the </text:span><text:span text:style-name="T14">variable pointed to by y</text:span><text:span text:style-name="T15">_pointer</text:span><text:span text:style-name="T14">”</text:span></text:p>
      <text:p text:style-name="P63"/>
      <text:p text:style-name="P63"/>
      <text:p text:style-name="P64">And …</text:p>
      <text:p text:style-name="P64"/>
      <text:p text:style-name="P60"><text:tab/>*<text:span text:style-name="T13">y_pointer = temp;</text:span></text:p>
      <text:p text:style-name="P40"/>
      <text:p text:style-name="P62">This means, <text:span text:style-name="T14">“the variable pointed to by y</text:span><text:span text:style-name="T15">_pointer</text:span><text:span text:style-name="T14"> <text:s/>... <text:s/>becomes equal to … <text:s/>the value of temp”</text:span></text:p>
      <text:p text:style-name="P63"/>
      <text:p text:style-name="P63"/>
      <text:p text:style-name="P63"/>
      <text:p text:style-name="P63"/>
      <text:p text:style-name="P45">Or, you can think of them as <text:span text:style-name="T12">read</text:span> and <text:span text:style-name="T12">store</text:span> operations.</text:p>
      <text:p text:style-name="P45"/>
      <text:p text:style-name="P52"><text:tab/>temp = *x_pointer;</text:p>
      <text:p text:style-name="P46"/>
      <text:p text:style-name="P49">Means read or get what x<text:span text:style-name="T13">_pointer</text:span> points to, assign it to temp.</text:p>
      <text:p text:style-name="P48"/>
      <text:p text:style-name="P47"><text:tab/>*<text:span text:style-name="T13">x_pointer = *y_pointer;</text:span></text:p>
      <text:p text:style-name="P46"/>
      <text:p text:style-name="P49"><text:soft-page-break/>Means read what y<text:span text:style-name="T13">_pointer</text:span> points to, store it where x<text:span text:style-name="T13">_pointer</text:span> points to. <text:s/>And</text:p>
      <text:p text:style-name="P48"/>
      <text:p text:style-name="P47"><text:tab/>*<text:span text:style-name="T13">y_pointer = temp;</text:span></text:p>
      <text:p text:style-name="P46"/>
      <text:p text:style-name="P49">Store temp in what y<text:span text:style-name="T13">_pointer</text:span> points to.</text:p>
      <text:p text:style-name="P46"/>
      <text:p text:style-name="P46"/>
      <text:p text:style-name="P46"/>
      <text:p text:style-name="P46"/>
      <text:p text:style-name="P50">When we call this function, we give it the addresses of the variables to swap, like this :-</text:p>
      <text:p text:style-name="P50"/>
      <text:p text:style-name="P50"/>
      <text:p text:style-name="P50"><text:tab/>int a = 1;</text:p>
      <text:p text:style-name="P50"><text:tab/>int b = 50;</text:p>
      <text:p text:style-name="P50"/>
      <text:p text:style-name="P50"><text:tab/>swap (&amp;a, &amp;b);</text:p>
      <text:p text:style-name="P50"/>
      <text:p text:style-name="P50">The &amp; means “the address of”.</text:p>
      <text:p text:style-name="P50"/>
      <text:p text:style-name="P51"/>
      <text:p text:style-name="P54">What's the point of pointers?</text:p>
      <text:p text:style-name="P51"/>
      <text:p text:style-name="P51">Saves us copying data around from one place to another. <text:s/>You just pass a pointer to it, instead.</text:p>
      <text:p text:style-name="P51">Allows us to do lots that we can't do yet, and I don't just mean swapping variables.</text:p>
      <text:p text:style-name="P51">e.g allocate a chunk of memory</text:p>
      <text:p text:style-name="P51"/>
      <text:p text:style-name="P51">malloc() and free().</text:p>
      <text:p text:style-name="P51"/>
      <text:p text:style-name="P53">malloc() will reserve a block of memory, and it returns a pointer to its beginning.</text:p>
      <text:p text:style-name="P53"/>
      <text:p text:style-name="P55">Pointer arithmetic</text:p>
      <text:p text:style-name="P53"/>
      <text:p text:style-name="P53">We can use ++, --, + and -.</text:p>
      <text:p text:style-name="P53"/>
      <text:p text:style-name="P55">Arrays of pointers</text:p>
      <text:p text:style-name="P53"/>
      <text:p text:style-name="P55">Pointer to pointer</text:p>
      <text:p text:style-name="P53"/>
      <text:p text:style-name="P53"/>
      <text:p text:style-name="P55">Passing pointers to functions</text:p>
      <text:p text:style-name="P53"/>
      <text:p text:style-name="P55">Returning pointers from functions</text:p>
      <text:p text:style-name="P53"/>
      <text:p text:style-name="P53"/>
      <text:p text:style-name="P53"/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family-generic="roman"/>
    <style:font-face style:name="Courier New1" svg:font-family="'Courier New'" style:font-family-generic="roman"/>
    <style:font-face style:name="LM Mono 8" svg:font-family="'LM Mono 8'" style:font-family-generic="roman"/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2" svg:font-family="'Liberation Serif'" style:font-family-generic="system"/>
    <style:font-face style:name="Times New Roman2" svg:font-family="'Times New Roman'" style:font-family-generic="system"/>
    <style:font-face style:name="Andale Mono" svg:font-family="'Andale Mono'" style:font-pitch="fixed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erif3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left="0cm" fo:margin-right="0cm" fo:text-align="start" style:justify-single-word="false" fo:orphans="2" fo:widows="2" fo:text-indent="0cm" style:auto-text-indent="false" style:vertical-align="auto" style:writing-mode="lr-tb"/>
      <style:text-properties fo:color="#000000" style:font-name="Times New Roman" fo:font-family="'Times New Roman'" style:font-family-generic="roman" fo:font-size="11pt" fo:language="en" fo:country="GB" style:letter-kerning="true" style:font-name-asian="Liberation Serif2" style:font-family-asian="'Liberation Serif'" style:font-family-generic-asian="system" style:font-size-asian="11pt" style:language-asian="en" style:country-asian="US" style:font-name-complex="Liberation Serif3" style:font-family-complex="'Liberation Serif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text-align="start" style:justify-single-word="false" fo:orphans="0" fo:widows="0" fo:text-indent="0cm" style:auto-text-indent="false" style:vertical-align="auto"/>
      <style:text-properties fo:color="#000000" style:font-name="Liberation Serif1" fo:font-family="'Liberation Serif'" style:font-family-generic="roman" fo:font-size="12pt" fo:language="en" fo:country="GB" style:letter-kerning="true" style:font-name-asian="Liberation Serif2" style:font-family-asian="'Liberation Serif'" style:font-family-generic-asian="system" style:font-size-asian="12pt" style:language-asian="zh" style:country-asian="CN" style:font-size-complex="12pt" style:language-complex="hi" style:country-complex="IN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Woodrow</meta:initial-creator>
    <meta:creation-date>2016-10-29T16:50:35.827272044</meta:creation-date>
    <dc:date>2016-11-06T21:28:37.858007606</dc:date>
    <dc:creator>Mark Woodrow</dc:creator>
    <meta:editing-duration>PT2H21M3S</meta:editing-duration>
    <meta:editing-cycles>22</meta:editing-cycles>
    <meta:generator>LibreOffice/4.2.8.2$Linux_x86 LibreOffice_project/420m0$Build-2</meta:generator>
    <meta:document-statistic meta:table-count="2" meta:image-count="0" meta:object-count="0" meta:page-count="17" meta:paragraph-count="359" meta:word-count="2562" meta:character-count="14454" meta:non-whitespace-character-count="10832"/>
  </office:meta>
</office:document-meta>
</file>